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49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0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0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61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754c42" officeooo:paragraph-rsid="008c507a" style:font-size-asian="10.5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6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67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68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1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2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5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6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7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78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9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0" style:family="paragraph" style:parent-style-name="Standard" style:list-style-name="L21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1" style:family="paragraph" style:parent-style-name="Standard" style:list-style-name="L22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83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85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86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5"/>
      <text:p text:style-name="P15"/>
      <text:p text:style-name="P15">Di<text:span text:style-name="T4">marts</text:span><text:tab/>2<text:span text:style-name="T4">4</text:span>/09/2<text:span text:style-name="T3">4</text:span></text:p>
      <text:p text:style-name="P8">Comentat </text:p>
      <text:list xml:id="list8094412734620302719" text:style-name="L1">
        <text:list-item>
          <text:p text:style-name="P38">Document <text:a xlink:type="simple" xlink:href="https://paulinoposada.github.io/web_fred/web_fred_2425/documents/presentacio_modul.pdf">presentació</text:a></text:p>
        </text:list-item>
        <text:list-item>
          <text:p text:style-name="P39"><text:a xlink:type="simple" xlink:href="https://paulinoposada.github.io/web_fred/web_fred_2425/index_fred_2425.html"><text:span text:style-name="T2">Lloc web</text:span></text:a></text:p>
        </text:list-item>
        <text:list-item>
          <text:p text:style-name="P52">Treball autònom tasca 1</text:p>
        </text:list-item>
        <text:list-item>
          <text:p text:style-name="P40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6">Di<text:span text:style-name="T4">mecres</text:span><text:tab/>2<text:span text:style-name="T5">5</text:span>/09/2<text:span text:style-name="T3">4</text:span></text:p>
      <text:p text:style-name="P9"><text:s/></text:p>
      <text:list xml:id="list6957577476764578658" text:style-name="L2">
        <text:list-item>
          <text:p text:style-name="P45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53">Presentat funcionament datalogger (mesurament temperatures gel, aigua bullint i ambient)</text:p>
        </text:list-item>
      </text:list>
      <text:p text:style-name="P22"/>
      <text:p text:style-name="P22"/>
      <text:p text:style-name="P16">Di<text:span text:style-name="T6">jous<text:tab/></text:span><text:tab/>2<text:span text:style-name="T6">6</text:span>/09/2<text:span text:style-name="T3">4</text:span></text:p>
      <text:p text:style-name="P9"><text:s/></text:p>
      <text:list xml:id="list5773953720588948680" text:style-name="L3">
        <text:list-item>
          <text:p text:style-name="P46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59">Baixat a taller comentat components simulador</text:p>
        </text:list-item>
      </text:list>
      <text:p text:style-name="P28"/>
      <text:p text:style-name="P28"/>
      <text:p text:style-name="P16">Di<text:span text:style-name="T6">vendres<text:tab/></text:span>2<text:span text:style-name="T6">7</text:span>/09/2<text:span text:style-name="T3">4</text:span></text:p>
      <text:p text:style-name="P9"><text:s/></text:p>
      <text:list xml:id="list5203205921064022915" text:style-name="L4">
        <text:list-item>
          <text:p text:style-name="P84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3"/>
      <text:p text:style-name="P33"/>
      <text:p text:style-name="P33"/>
      <text:p text:style-name="P17">Di<text:span text:style-name="T4">marts</text:span><text:tab/><text:span text:style-name="T7">01</text:span>/<text:span text:style-name="T7">10</text:span>/2<text:span text:style-name="T3">4</text:span></text:p>
      <text:p text:style-name="P10"/>
      <text:list xml:id="list102660448179891" text:continue-list="list8094412734620302719" text:style-name="L1">
        <text:list-item>
          <text:p text:style-name="P41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4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7">Di<text:span text:style-name="T4">mecres</text:span><text:tab/><text:span text:style-name="T7">02</text:span>/<text:span text:style-name="T7">10</text:span>/2<text:span text:style-name="T3">4</text:span></text:p>
      <text:p text:style-name="P10"><text:s/></text:p>
      <text:list xml:id="list4896245883008515371" text:style-name="L5">
        <text:list-item>
          <text:p text:style-name="P4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55"><text:span text:style-name="T13">D</text:span><text:span text:style-name="T8">emostració soldadura tova</text:span></text:p>
        </text:list-item>
        <text:list-item>
          <text:p text:style-name="P62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63">Inspeccionem chiller portat per Agustin per fer prova de funcionament al taller.</text:p>
        </text:list-item>
      </text:list>
      <text:p text:style-name="P23"/>
      <text:p text:style-name="P23"/>
      <text:p text:style-name="P17">Di<text:span text:style-name="T6">jous<text:tab/></text:span><text:tab/><text:span text:style-name="T7">03</text:span>/<text:span text:style-name="T7">10</text:span>/2<text:span text:style-name="T3">4</text:span></text:p>
      <text:p text:style-name="P10"><text:s/></text:p>
      <text:list xml:id="list2127909782971721484" text:style-name="L6">
        <text:list-item>
          <text:p text:style-name="P64">Sortida amb Javier Catbajosa</text:p>
        </text:list-item>
      </text:list>
      <text:p text:style-name="P29"/>
      <text:p text:style-name="P29"/>
      <text:p text:style-name="P17"/>
      <text:p text:style-name="P36">Di<text:span text:style-name="T6">vendres<text:tab/>04</text:span>/<text:span text:style-name="T7">10</text:span>/2<text:span text:style-name="T3">4</text:span></text:p>
      <text:p text:style-name="P10"><text:s/></text:p>
      <text:list xml:id="list2905779425145526937" text:style-name="L7">
        <text:list-item>
          <text:p text:style-name="P48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33"/>
      <text:p text:style-name="P33"/>
      <text:p text:style-name="P33"/>
      <text:p text:style-name="P33"/>
      <text:p text:style-name="P18">Di<text:span text:style-name="T4">marts</text:span><text:tab/><text:span text:style-name="T7">08</text:span>/<text:span text:style-name="T7">10</text:span>/2<text:span text:style-name="T3">4</text:span></text:p>
      <text:p text:style-name="P11"/>
      <text:list xml:id="list102659464325082" text:continue-list="list102660448179891" text:style-name="L1">
        <text:list-item>
          <text:p text:style-name="P4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8">Di<text:span text:style-name="T4">mecres</text:span><text:tab/><text:span text:style-name="T7">09</text:span>/<text:span text:style-name="T7">10</text:span>/2<text:span text:style-name="T3">4</text:span></text:p>
      <text:p text:style-name="P11"><text:s/></text:p>
      <text:list xml:id="list6717070808972847690" text:style-name="L8">
        <text:list-item>
          <text:p text:style-name="P4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5">Comentat apartats 1.6.1 Calor específico, 1.6.2 Cambio de estado, calor sensible y latente, començat amb 1.6.3 Transmisión del calor. </text:p>
        </text:list-item>
        <text:list-item>
          <text:p text:style-name="P85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4"/>
      <text:p text:style-name="P24"/>
      <text:p text:style-name="P18">Di<text:span text:style-name="T6">jous<text:tab/></text:span><text:tab/><text:span text:style-name="T22">10</text:span>/<text:span text:style-name="T7">10</text:span>/2<text:span text:style-name="T3">4</text:span></text:p>
      <text:p text:style-name="P11"><text:s/></text:p>
      <text:list xml:id="list909948330632954998" text:style-name="L9">
        <text:list-item>
          <text:p text:style-name="P66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0"/>
      <text:p text:style-name="P18"/>
      <text:p text:style-name="P18">Di<text:span text:style-name="T6">vendres<text:tab/>11</text:span>/<text:span text:style-name="T7">10</text:span>/2<text:span text:style-name="T3">4</text:span></text:p>
      <text:p text:style-name="P11"><text:s/></text:p>
      <text:list xml:id="list5432035168825645551" text:style-name="L10">
        <text:list-item>
          <text:p text:style-name="P6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4"/>
      <text:p text:style-name="P34"/>
      <text:p text:style-name="P19">Di<text:span text:style-name="T4">marts</text:span><text:tab/><text:span text:style-name="T7">15</text:span>/<text:span text:style-name="T7">10</text:span>/2<text:span text:style-name="T3">4</text:span></text:p>
      <text:p text:style-name="P12"/>
      <text:list xml:id="list102659114795805" text:continue-list="list102659464325082" text:style-name="L1">
        <text:list-item>
          <text:p text:style-name="P4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56"><text:span text:style-name="T13">C</text:span><text:span text:style-name="T8">omentat apartat 1.6.5 Saturació, subrefredament i sobreescalfament</text:span></text:p>
        </text:list-item>
        <text:list-item>
          <text:p text:style-name="P70">Fet els exercicis 1.7.1 a 3.</text:p>
        </text:list-item>
      </text:list>
      <text:p text:style-name="P5"/>
      <text:p text:style-name="P5"/>
      <text:p text:style-name="P19">Di<text:span text:style-name="T4">mecres</text:span><text:tab/><text:span text:style-name="T24">16</text:span>/<text:span text:style-name="T7">10</text:span>/2<text:span text:style-name="T3">4</text:span></text:p>
      <text:p text:style-name="P12"><text:s/></text:p>
      <text:list xml:id="list162865785060691889" text:style-name="L11">
        <text:list-item>
          <text:p text:style-name="P86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5"/>
      <text:p text:style-name="P25"/>
      <text:p text:style-name="P19">Di<text:span text:style-name="T6">jous<text:tab/></text:span><text:tab/><text:span text:style-name="T22">17</text:span>/<text:span text:style-name="T7">10</text:span>/2<text:span text:style-name="T3">4</text:span></text:p>
      <text:p text:style-name="P12"><text:s/></text:p>
      <text:list xml:id="list3186360068410480138" text:style-name="L12">
        <text:list-item>
          <text:p text:style-name="P71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1"/>
      <text:p text:style-name="P19"/>
      <text:p text:style-name="P19"><text:soft-page-break/>Di<text:span text:style-name="T6">vendres<text:tab/>18</text:span>/<text:span text:style-name="T7">10</text:span>/2<text:span text:style-name="T3">4</text:span></text:p>
      <text:p text:style-name="P12"><text:s/></text:p>
      <text:list xml:id="list6052531500009890032" text:style-name="L13">
        <text:list-item>
          <text:p text:style-name="P6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5"/>
      <text:p text:style-name="P20">Di<text:span text:style-name="T4">marts</text:span><text:tab/><text:span text:style-name="T26">22</text:span>/<text:span text:style-name="T7">10</text:span>/2<text:span text:style-name="T3">4</text:span></text:p>
      <text:p text:style-name="P13"/>
      <text:list xml:id="list102660216756983" text:continue-list="list102659114795805" text:style-name="L1">
        <text:list-item>
          <text:p text:style-name="P4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57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57"><text:span text:style-name="T13">C</text:span><text:span text:style-name="T20">omentat apartat 1.8.2 Expansión de un gas a presión constante.</text:span></text:p>
        </text:list-item>
        <text:list-item>
          <text:p text:style-name="P57"><text:span text:style-name="T13">C</text:span><text:span text:style-name="T20">omentat apartat 1.8.3 Mezcla de gases.</text:span></text:p>
        </text:list-item>
        <text:list-item>
          <text:p text:style-name="P58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0">Di<text:span text:style-name="T4">mecres</text:span><text:tab/><text:span text:style-name="T26">23</text:span>/<text:span text:style-name="T7">10</text:span>/2<text:span text:style-name="T3">4</text:span></text:p>
      <text:p text:style-name="P13"><text:s/></text:p>
      <text:list xml:id="list5577071069634264864" text:style-name="L14">
        <text:list-item>
          <text:p text:style-name="P72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6"/>
      <text:p text:style-name="P26"/>
      <text:p text:style-name="P20">Di<text:span text:style-name="T6">jous<text:tab/></text:span><text:tab/><text:span text:style-name="T26">24</text:span>/<text:span text:style-name="T7">10</text:span>/2<text:span text:style-name="T3">4</text:span></text:p>
      <text:p text:style-name="P13"><text:s/></text:p>
      <text:list xml:id="list1654950150980747348" text:style-name="L15">
        <text:list-item>
          <text:p text:style-name="P5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3"><text:span text:style-name="T2">C</text:span>omentat <text:span text:style-name="T28">exercici 1.7-5.</text:span></text:p>
        </text:list-item>
        <text:list-item>
          <text:p text:style-name="P74"><text:span text:style-name="T2">C</text:span>omentat apartat <text:span text:style-name="T28">1.8.4 Diagrama Mollier.</text:span></text:p>
        </text:list-item>
        <text:list-item>
          <text:p text:style-name="P76">Comentat exercicis 1.9-1 a 4. </text:p>
        </text:list-item>
      </text:list>
      <text:p text:style-name="P32"/>
      <text:p text:style-name="P20"/>
      <text:p text:style-name="P20">Di<text:span text:style-name="T6">vendres<text:tab/>25</text:span>/<text:span text:style-name="T7">10</text:span>/2<text:span text:style-name="T3">4</text:span></text:p>
      <text:p text:style-name="P13"><text:s/></text:p>
      <text:list xml:id="list5494210052810025671" text:style-name="L16">
        <text:list-item>
          <text:p text:style-name="P5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7"/>
          <text:p text:style-name="P60"/>
        </text:list-item>
      </text:list>
      <text:p text:style-name="P21">Di<text:span text:style-name="T4">marts</text:span><text:tab/><text:span text:style-name="T26">29</text:span>/<text:span text:style-name="T7">10</text:span>/2<text:span text:style-name="T3">4</text:span></text:p>
      <text:p text:style-name="P14"/>
      <text:list xml:id="list102659971638061" text:continue-list="list102660216756983" text:style-name="L1">
        <text:list-item>
          <text:p text:style-name="P69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1">Di<text:span text:style-name="T4">mecres</text:span><text:tab/><text:span text:style-name="T28">30</text:span>/<text:span text:style-name="T7">10</text:span>/2<text:span text:style-name="T3">4</text:span></text:p>
      <text:p text:style-name="P14"><text:s/></text:p>
      <text:list xml:id="list5554414020630431222" text:style-name="L17">
        <text:list-item>
          <text:p text:style-name="P83">Comentem exemple de càlcul de conservació de cabal.</text:p>
        </text:list-item>
        <text:list-item>
          <text:p text:style-name="P83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27"/>
      <text:p text:style-name="P27"/>
      <text:p text:style-name="P21">Di<text:span text:style-name="T6">jous<text:tab/></text:span><text:tab/><text:span text:style-name="T28">31</text:span>/<text:span text:style-name="T7">10</text:span>/2<text:span text:style-name="T3">4</text:span></text:p>
      <text:p text:style-name="P14"><text:s/></text:p>
      <text:list xml:id="list6444187925760121219" text:style-name="L18">
        <text:list-item>
          <text:p text:style-name="P78">lliure centre</text:p>
        </text:list-item>
      </text:list>
      <text:p text:style-name="P21"/>
      <text:p text:style-name="P21">Di<text:span text:style-name="T6">vendres<text:tab/>01</text:span>/<text:span text:style-name="T7">11</text:span>/2<text:span text:style-name="T3">4</text:span></text:p>
      <text:p text:style-name="P14"><text:s/></text:p>
      <text:list xml:id="list4253967749219114443" text:style-name="L19">
        <text:list-item>
          <text:p text:style-name="P79"><text:span text:style-name="T2">T</text:span>ots Sants</text:p>
          <text:p text:style-name="P61"><text:soft-page-break/></text:p>
        </text:list-item>
      </text:list>
      <text:p text:style-name="P21"/>
      <text:p text:style-name="P37">Di<text:span text:style-name="T4">marts</text:span><text:tab/><text:span text:style-name="T28">05</text:span>/<text:span text:style-name="T7">11</text:span>/2<text:span text:style-name="T3">4</text:span></text:p>
      <text:p text:style-name="P14"/>
      <text:list xml:id="list102660707016917" text:continue-list="list102659971638061" text:style-name="L1">
        <text:list-item>
          <text:p text:style-name="P82"/>
        </text:list-item>
      </text:list>
      <text:p text:style-name="P7"/>
      <text:p text:style-name="P7"/>
      <text:p text:style-name="P21">Di<text:span text:style-name="T4">mecres</text:span><text:tab/><text:span text:style-name="T28">06</text:span>/<text:span text:style-name="T7">11</text:span>/2<text:span text:style-name="T3">4</text:span></text:p>
      <text:p text:style-name="P14"><text:s/></text:p>
      <text:list xml:id="list607629183910462024" text:style-name="L20">
        <text:list-item>
          <text:p text:style-name="P75"><text:span text:style-name="T27">Terminat amb</text:span> pràctica <text:a xlink:type="simple" xlink:href="https://paulinoposada.github.io/web_fred/web_fred_2425/documents/practica_soldadura_forta.pdf">soldadura forta</text:a>.</text:p>
        </text:list-item>
      </text:list>
      <text:p text:style-name="P27"/>
      <text:p text:style-name="P27"/>
      <text:p text:style-name="P21">Di<text:span text:style-name="T6">jous<text:tab/></text:span><text:tab/><text:span text:style-name="T28">07</text:span>/<text:span text:style-name="T7">11</text:span>/2<text:span text:style-name="T3">4</text:span></text:p>
      <text:p text:style-name="P14"><text:s/></text:p>
      <text:list xml:id="list3241498812669169508" text:style-name="L21">
        <text:list-item>
          <text:p text:style-name="P80">Examen</text:p>
        </text:list-item>
      </text:list>
      <text:p text:style-name="P21"/>
      <text:p text:style-name="P21">Di<text:span text:style-name="T6">vendres<text:tab/>08</text:span>/<text:span text:style-name="T7">11</text:span>/2<text:span text:style-name="T3">4</text:span></text:p>
      <text:p text:style-name="P14"><text:s/></text:p>
      <text:list xml:id="list2641369555265381635" text:style-name="L22">
        <text:list-item>
          <text:p text:style-name="P8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31T10:26:58.539812162</dc:date>
    <meta:editing-duration>PT1H30M9S</meta:editing-duration>
    <meta:editing-cycles>129</meta:editing-cycles>
    <meta:document-statistic meta:table-count="0" meta:image-count="0" meta:object-count="0" meta:page-count="5" meta:paragraph-count="103" meta:word-count="506" meta:character-count="3239" meta:non-whitespace-character-count="2814"/>
  </office:meta>
</office:document-meta>
</file>